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fab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f34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240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06" style:family="text">
      <style:text-properties style:font-name="標楷體1"/>
    </style:style>
    <style:style style:name="T107" style:family="text">
      <style:text-properties style:font-name="標楷體1" style:font-name-asian="標楷體1"/>
    </style:style>
    <style:style style:name="T108" style:family="text">
      <style:text-properties style:font-name="標楷體1" officeooo:rsid="0a6d63ec" style:font-name-asian="標楷體1"/>
    </style:style>
    <style:style style:name="T109" style:family="text">
      <style:text-properties style:font-name="標楷體1" style:text-underline-style="solid" style:text-underline-width="auto" style:text-underline-color="font-color"/>
    </style:style>
    <style:style style:name="T110" style:family="text">
      <style:text-properties style:font-name="標楷體1" style:text-underline-style="solid" style:text-underline-width="auto" style:text-underline-color="font-color" officeooo:rsid="2a54d6c6"/>
    </style:style>
    <style:style style:name="T111" style:family="text">
      <style:text-properties style:font-name="標楷體1" style:text-underline-style="solid" style:text-underline-width="auto" style:text-underline-color="font-color" officeooo:rsid="2ab2d7e2"/>
    </style:style>
    <style:style style:name="T112" style:family="text">
      <style:text-properties style:font-name="標楷體1" officeooo:rsid="3449857d"/>
    </style:style>
    <style:style style:name="T113" style:family="text">
      <style:text-properties style:font-name="標楷體1" officeooo:rsid="2968fd3e"/>
    </style:style>
    <style:style style:name="T114" style:family="text">
      <style:text-properties style:font-name="標楷體1" officeooo:rsid="2a524b7f"/>
    </style:style>
    <style:style style:name="T115" style:family="text">
      <style:text-properties style:font-name="標楷體1" style:text-underline-style="none" style:font-name-asian="標楷體1"/>
    </style:style>
    <style:style style:name="T116" style:family="text">
      <style:text-properties style:font-name="標楷體1" officeooo:rsid="2a6ee61b"/>
    </style:style>
    <style:style style:name="T117" style:family="text">
      <style:text-properties officeooo:rsid="3449857d"/>
    </style:style>
    <style:style style:name="T118" style:family="text">
      <style:text-properties style:font-name="Liberation Serif" officeooo:rsid="0a6d63ec" style:font-name-asian="標楷體1"/>
    </style:style>
    <style:style style:name="T119" style:family="text">
      <style:text-properties officeooo:rsid="0a6d63ec"/>
    </style:style>
    <style:style style:name="T120" style:family="text">
      <style:text-properties officeooo:rsid="2f7a955a"/>
    </style:style>
    <style:style style:name="T12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22" style:family="text">
      <style:text-properties style:font-name-asian="標楷體1"/>
    </style:style>
    <style:style style:name="T123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5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88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90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3"><text:span text:style-name="T88">學門</text:span>，。</text:p>
            </text:list-item>
          </text:list>
        </text:list-item>
        <text:list-item>
          <text:p text:style-name="P5">大自然<text:span text:style-name="T106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07"> (第1本)</text:span></text:p>
          <text:list>
            <text:list-item>
              <text:p text:style-name="P44"><text:span text:style-name="T1">間諜</text:span>，<text:span text:style-name="T120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96">位</text:span><text:span text:style-name="T57">器</text:span><text:span text:style-name="T55">、電磁波、</text:span><text:span text:style-name="T96">位</text:span><text:span text:style-name="T97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07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9"><text:span text:style-name="T1">紅移、紫移</text:span>，超音速、音爆、後移現象、尺度、宗態譜、<text:span text:style-name="T55">時間 越紅移、時間 越慢</text:span>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87">速度</text:span>，位移、時間。</text:p>
            </text:list-item>
            <text:list-item>
              <text:p text:style-name="P66"><text:span text:style-name="T92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5"><text:span text:style-name="T109">&lt;?</text:span><text:span text:style-name="T110">a&gt;</text:span><text:span text:style-name="T6">個體</text:span>，<text:span text:style-name="T70">個體流層級、第</text:span><text:span text:style-name="T99">a</text:span><text:span text:style-name="T104">層</text:span><text:span text:style-name="T85">級個體流、位移、速度、加速度、水流、資料流</text:span>。</text:p>
            </text:list-item>
            <text:list-item>
              <text:p text:style-name="P62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4"><text:span text:style-name="T93">型態層級</text:span>，<text:span text:style-name="T73">第</text:span><text:span text:style-name="T98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70"><text:span text:style-name="T1">世界學</text:span><text:span text:style-name="T109"> (第</text:span><text:span text:style-name="T111">2</text:span><text:span text:style-name="T109">本)</text:span></text:p>
          <text:list>
            <text:list-item>
              <text:p text:style-name="P71"><text:span text:style-name="T94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4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05">語言、VB、組合語言、機械碼、C</text:span><text:span text:style-name="T84">語言</text:span>。</text:p>
            </text:list-item>
            <text:list-item>
              <text:p text:style-name="P72"><text:span text:style-name="T95">最短距離</text:span>，。</text:p>
            </text:list-item>
            <text:list-item>
              <text:p text:style-name="P73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</text:list>
        </text:list-item>
        <text:list-item>
          <text:p text:style-name="P8"><text:span text:style-name="T107">宇宙胞 (第1本</text:span><text:span text:style-name="T106">)</text:span></text:p>
          <text:list>
            <text:list-item>
              <text:p text:style-name="P49"><text:span text:style-name="T87">冷寂</text:span>，。</text:p>
            </text:list-item>
          </text:list>
        </text:list-item>
        <text:list-item>
          <text:p text:style-name="P7">物質世界學<text:span text:style-name="T107"> (第1本)</text:span></text:p>
          <text:list>
            <text:list-item>
              <text:p text:style-name="P61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50"><text:span text:style-name="T89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1"><text:span text:style-name="T89">冷次定律</text:span>，摩擦光、摩擦力。</text:p>
            </text:list-item>
            <text:list-item>
              <text:p text:style-name="P69"><text:span text:style-name="T89">光譜線</text:span>，。</text:p>
            </text:list-item>
            <text:list-item>
              <text:p text:style-name="P78"><text:span text:style-name="T89">宗態譜</text:span>，紫移、<text:span text:style-name="T55">宗速運動頻率、波態譜、粒子態譜、尺度</text:span>。</text:p>
            </text:list-item>
            <text:list-item>
              <text:p text:style-name="P76"><text:span text:style-name="T89">黑洞</text:span>，宗態譜、紫移。</text:p>
            </text:list-item>
            <text:list-item>
              <text:p text:style-name="P77"><text:span text:style-name="T1">暗能量、暗物質</text:span>，<text:span text:style-name="T56">宗態譜、粒子態譜</text:span>。</text:p>
            </text:list-item>
          </text:list>
        </text:list-item>
        <text:list-item>
          <text:p text:style-name="P80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06">社會 (第</text:span><text:span text:style-name="T114">2</text:span><text:span text:style-name="T106">本)</text:span></text:p>
          <text:list>
            <text:list-item>
              <text:p text:style-name="P33"><text:span text:style-name="T86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8">公民<text:span text:style-name="T7">，</text:span><text:span text:style-name="T50">數量型認定、社會型認定、全體型認定、賦予權力、能夠賦予權力的個體群、奴隸主、雇主、從眾行為、讓權威負責任、</text:span><text:span text:style-name="T47">米爾格倫電擊實驗</text:span><text:span text:style-name="T7">。</text:span></text:p>
            </text:list-item>
            <text:list-item>
              <text:p text:style-name="P37">慾望<text:span text:style-name="T7">，</text:span><text:span text:style-name="T50">慾望層級、第</text:span><text:span text:style-name="T100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06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06"> (第</text:span><text:span text:style-name="T116">2</text:span><text:span text:style-name="T106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6">字詞<text:span text:style-name="T7">，</text:span><text:span text:style-name="T51">無限迴圈、無限循環、</text:span><text:span text:style-name="T101">飛機</text:span><text:span text:style-name="T102">的飛行路徑、</text:span><text:span text:style-name="T103">蘋果、水果</text:span><text:span text:style-name="T7">。</text:span></text:p>
            </text:list-item>
          </text:list>
        </text:list-item>
        <text:list-item>
          <text:p text:style-name="P25"><text:span text:style-name="T118">時空</text:span><text:span text:style-name="T108">旅行 (第1本)</text:span></text:p>
          <text:list>
            <text:list-item>
              <text:p text:style-name="P52"><text:span text:style-name="T3">時空旅行的 悖論</text:span><text:span text:style-name="T119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15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07"> (第1本)</text:span></text:p>
          <text:list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4"><text:span text:style-name="T88">第</text:span><text:span text:style-name="T11">a</text:span><text:span text:style-name="T88">層級</text:span><text:span text:style-name="T91">座標系</text:span>，<text:span text:style-name="T68">座標系</text:span><text:span text:style-name="T69">層級、符號層級</text:span>。</text:p>
            </text:list-item>
          </text:list>
        </text:list-item>
        <text:list-item>
          <text:p text:style-name="P29">歷史<text:span text:style-name="T107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7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17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7"><text:span text:style-name="T2">科舉</text:span><text:span text:style-name="T117">，</text:span>。</text:p>
            </text:list-item>
          </text:list>
        </text:list-item>
        <text:list-item>
          <text:p text:style-name="P4"><text:span text:style-name="T107">歷史人物 （第1本</text:span><text:span text:style-name="T122">）</text:span></text:p>
          <text:list>
            <text:list-item>
              <text:p text:style-name="P57"><text:span text:style-name="T109">商鞅</text:span><text:span text:style-name="T106">，法家、</text:span><text:span text:style-name="T112">商君書</text:span><text:span text:style-name="T106">。</text:span></text:p>
            </text:list-item>
            <text:list-item>
              <text:p text:style-name="P57"><text:span text:style-name="T109">蘇格拉底</text:span><text:span text:style-name="T106">，愛因斯坦、</text:span><text:span text:style-name="T117">思想實驗</text:span><text:span text:style-name="T106">。</text:span></text:p>
            </text:list-item>
            <text:list-item>
              <text:p text:style-name="P58"><text:span text:style-name="T2">柏拉圖</text:span><text:span text:style-name="T106">，。</text:span></text:p>
            </text:list-item>
            <text:list-item>
              <text:p text:style-name="P68"><text:span text:style-name="T5">亞里斯多德</text:span><text:span text:style-name="T106">，快樂、</text:span><text:span text:style-name="T120">賦予意義、認定有意義、認定有價值、無知、有知、未知、已知、現象 → 本質</text:span>、<text:span text:style-name="T123">函數名稱 → 函數曲線、函數方程式、字詞 → 定義、視覺、眼睛、視網膜、視神經、大腦</text:span><text:span text:style-name="T106">。</text:span></text:p>
            </text:list-item>
            <text:list-item>
              <text:p text:style-name="P58"><text:span text:style-name="T109">尼采</text:span><text:span text:style-name="T106">，。</text:span></text:p>
            </text:list-item>
          </text:list>
        </text:list-item>
        <text:list-item>
          <text:p text:style-name="P30"><text:span text:style-name="T106">靈魂世界學 （第</text:span><text:span text:style-name="T113">1本</text:span><text:span text:style-name="T106">）</text:span></text:p>
          <text:list>
            <text:list-item>
              <text:p text:style-name="P59"><text:span text:style-name="T87">受到 靈魂層個體、超能力個體 影響 有機率出現的 現象</text:span><text:span text:style-name="T106">，</text:span><text:span text:style-name="T17">Y</text:span><text:span text:style-name="T18">ouTube、手機、機械手錶</text:span><text:span text:style-name="T121">、函數</text:span><text:span text:style-name="T18">、發條</text:span><text:span text:style-name="T106">。</text:span></text:p>
            </text:list-item>
            <text:list-item>
              <text:p text:style-name="P60"><text:span text:style-name="T109">靈魂世界學</text:span><text:span text:style-name="T106">，</text:span><text:span text:style-name="T53">記錄、好奇、探索、思考、質疑、驗證、傳承</text:span><text:span text:style-name="T54">、</text:span><text:span text:style-name="T16">物質世界</text:span><text:span text:style-name="T54">學</text:span><text:span text:style-name="T10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20:51:42.558000000</dc:date>
    <meta:editing-duration>P216DT1H9M51S</meta:editing-duration>
    <meta:editing-cycles>10197</meta:editing-cycles>
    <meta:document-statistic meta:table-count="0" meta:image-count="0" meta:object-count="0" meta:page-count="1" meta:paragraph-count="91" meta:word-count="3177" meta:character-count="3375" meta:non-whitespace-character-count="3321"/>
  </office:meta>
</office:document-meta>
</file>